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dddddd"/>
    </style:style>
    <style:style style:name="ce3" style:family="table-cell" style:parent-style-name="Default">
      <style:table-cell-properties fo:background-color="#00a933"/>
    </style:style>
    <style:style style:name="ce4" style:family="table-cell" style:parent-style-name="Default">
      <style:table-cell-properties fo:background-color="#ffb66c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8" table:default-cell-style-name="Default"/>
        <table:table-column table:style-name="co1" table:number-columns-repeated="2" table:default-cell-style-name="ce4"/>
        <table:table-column table:style-name="co1" table:number-columns-repeated="2" table:default-cell-style-name="Default"/>
        <table:table-row table:style-name="ro1">
          <table:table-cell table:number-columns-repeated="2"/>
          <table:table-cell office:value-type="string" calcext:value-type="string">
            <text:p>x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x3</text:p>
          </table:table-cell>
          <table:table-cell office:value-type="string" calcext:value-type="string">
            <text:p>x4</text:p>
          </table:table-cell>
          <table:table-cell office:value-type="string" calcext:value-type="string">
            <text:p>x5</text:p>
          </table:table-cell>
          <table:table-cell office:value-type="string" calcext:value-type="string">
            <text:p>x6</text:p>
          </table:table-cell>
          <table:table-cell table:style-name="Default" office:value-type="string" calcext:value-type="string">
            <text:p>b</text:p>
          </table:table-cell>
          <table:table-cell table:style-name="Default"/>
          <table:table-cell office:value-type="string" calcext:value-type="string">
            <text:p>b</text:p>
          </table:table-cell>
          <table:table-cell office:value-type="string" calcext:value-type="string">
            <text:p>Qtde casas erro</text:p>
          </table:table-cell>
        </table:table-row>
        <table:table-row table:style-name="ro1">
          <table:table-cell/>
          <table:table-cell office:value-type="string" calcext:value-type="string">
            <text:p>L1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Default" table:formula="of:=[.I2]" office:value-type="float" office:value="1" calcext:value-type="float">
            <text:p>1</text:p>
          </table:table-cell>
          <table:table-cell table:style-name="ce3" table:formula="of:=([.C2]*[.$C$23])+([.D2]*[.$D$23])+([.E2]*[.$E$23])+([.F2]*[.$F$23])+([.G2]*[.$G$23])+([.H2]*[.$H$23])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L2</text:p>
          </table:table-cell>
          <table:table-cell table:style-name="ce1" office:value-type="float" office:value="-6" calcext:value-type="float">
            <text:p>-6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3" office:value-type="float" office:value="59" calcext:value-type="float">
            <text:p>59</text:p>
          </table:table-cell>
          <table:table-cell table:style-name="Default" table:formula="of:=[.I3]" office:value-type="float" office:value="59" calcext:value-type="float">
            <text:p>59</text:p>
          </table:table-cell>
          <table:table-cell table:style-name="ce3" table:formula="of:=([.C3]*[.$C$23])+([.D3]*[.$D$23])+([.E3]*[.$E$23])+([.F3]*[.$F$23])+([.G3]*[.$G$23])+([.H3]*[.$H$23]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3</text:p>
          </table:table-cell>
          <table:table-cell table:style-name="ce1" office:value-type="float" office:value="-2" calcext:value-type="float">
            <text:p>-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3" office:value-type="float" office:value="-11" calcext:value-type="float">
            <text:p>-11</text:p>
          </table:table-cell>
          <table:table-cell table:style-name="Default" table:formula="of:=[.I4]" office:value-type="float" office:value="-11" calcext:value-type="float">
            <text:p>-11</text:p>
          </table:table-cell>
          <table:table-cell table:style-name="ce3" table:formula="of:=([.C4]*[.$C$23])+([.D4]*[.$D$23])+([.E4]*[.$E$23])+([.F4]*[.$F$23])+([.G4]*[.$G$23])+([.H4]*[.$H$23]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-2" calcext:value-type="float">
            <text:p>-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-1" calcext:value-type="float">
            <text:p>-1</text:p>
          </table:table-cell>
          <table:table-cell table:style-name="ce3" office:value-type="float" office:value="-68" calcext:value-type="float">
            <text:p>-68</text:p>
          </table:table-cell>
          <table:table-cell table:style-name="Default" table:formula="of:=[.I5]" office:value-type="float" office:value="-68" calcext:value-type="float">
            <text:p>-68</text:p>
          </table:table-cell>
          <table:table-cell table:style-name="ce3" table:formula="of:=([.C5]*[.$C$23])+([.D5]*[.$D$23])+([.E5]*[.$E$23])+([.F5]*[.$F$23])+([.G5]*[.$G$23])+([.H5]*[.$H$23]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5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-4" calcext:value-type="float">
            <text:p>-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7" calcext:value-type="float">
            <text:p>7</text:p>
          </table:table-cell>
          <table:table-cell table:style-name="ce3" office:value-type="float" office:value="9" calcext:value-type="float">
            <text:p>9</text:p>
          </table:table-cell>
          <table:table-cell table:style-name="Default" table:formula="of:=[.I6]" office:value-type="float" office:value="9" calcext:value-type="float">
            <text:p>9</text:p>
          </table:table-cell>
          <table:table-cell table:style-name="ce3" table:formula="of:=([.C6]*[.$C$23])+([.D6]*[.$D$23])+([.E6]*[.$E$23])+([.F6]*[.$F$23])+([.G6]*[.$G$23])+([.H6]*[.$H$23]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3" calcext:value-type="float">
            <text:p>-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7" calcext:value-type="float">
            <text:p>27</text:p>
          </table:table-cell>
          <table:table-cell table:style-name="ce3" office:value-type="float" office:value="74" calcext:value-type="float">
            <text:p>74</text:p>
          </table:table-cell>
          <table:table-cell table:style-name="Default" table:formula="of:=[.I7]" office:value-type="float" office:value="74" calcext:value-type="float">
            <text:p>74</text:p>
          </table:table-cell>
          <table:table-cell table:style-name="ce3" table:formula="of:=([.C7]*[.$C$23])+([.D7]*[.$D$23])+([.E7]*[.$E$23])+([.F7]*[.$F$23])+([.G7]*[.$G$23])+([.H7]*[.$H$23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Erro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table:formula="of:=TRUNC(MAX(ABS([.C10]);ABS([.D10]);ABS([.E10]);ABS([.F10]);ABS([.G10]);ABS([.H10]));[.$L$2])" office:value-type="float" office:value="28.325" calcext:value-type="float">
            <text:p>28,325</text:p>
          </table:table-cell>
          <table:table-cell table:formula="of:=ABS([.I9]-[.I8])" office:value-type="float" office:value="28.325" calcext:value-type="float">
            <text:p>28,325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" table:formula="of:=(1/[.C2])*([.J2]-([.D2]*[.D9])-([.E2]*[.E9])-([.F2]*[.F9])-([.G2]*[.G9])-([.H2]*[.H9]))" office:value-type="float" office:value="0.05" calcext:value-type="float">
            <text:p>0,05</text:p>
          </table:table-cell>
          <table:table-cell table:style-name="ce2" table:formula="of:=(1/[.D3])*([.J3]-([.C3]*[.C10])-([.E3]*[.E9])-([.F3]*[.F9])-([.G3]*[.G9])-([.H3]*[.H9]))" office:value-type="float" office:value="1.97666666666667" calcext:value-type="float">
            <text:p>1,97666666666667</text:p>
          </table:table-cell>
          <table:table-cell table:style-name="ce2" table:formula="of:=TRUNC((1/[.E4])*([.J4]-([.C4]*[.C10])-([.D4]*[.D10])-([.F4]*[.J5])-([.G4]*[.J6])-([.H4]*[.J7]));[.L2])" office:value-type="float" office:value="-28.325" calcext:value-type="float">
            <text:p>-28,325</text:p>
          </table:table-cell>
          <table:table-cell table:style-name="ce2" table:formula="of:=TRUNC((1/[.F5])*([.J5]-([.C5]*[.C10])-([.D5]*[.D10])-([.E5]*[.E10])-([.G5]*[.J6])-([.H5]*[.J7]));[.L2])" office:value-type="float" office:value="0.09" calcext:value-type="float">
            <text:p>0,09</text:p>
          </table:table-cell>
          <table:table-cell table:style-name="ce2" table:formula="of:=TRUNC((1/[.G6])*([.J6]-([.C6]*[.C10])-([.D6]*[.D10])-([.E6]*[.E10])-([.F6]*[.F10])-([.H6]*[.J7]));[.L2])" office:value-type="float" office:value="-17.971" calcext:value-type="float">
            <text:p>-17,971</text:p>
          </table:table-cell>
          <table:table-cell table:style-name="ce2" table:formula="of:=TRUNC((1/[.H7])*([.J7]-([.C7]*[.C10])-([.D7]*[.D10])-([.E7]*[.E10])-([.F7]*[.F10])-([.G7]*[.G10]));[.L2])" office:value-type="float" office:value="7.033" calcext:value-type="float">
            <text:p>7,033</text:p>
          </table:table-cell>
          <table:table-cell table:formula="of:=TRUNC(MAX(ABS([.C11]);ABS([.D11]);ABS([.E11]);ABS([.F11]);ABS([.G11]);ABS([.H11]));[.$L$2])" office:value-type="string" office:string-value="" calcext:value-type="error">
            <text:p>Erro:522</text:p>
          </table:table-cell>
          <table:table-cell table:formula="of:=ABS([.I10]-[.I9])" office:value-type="string" office:string-value="" calcext:value-type="error">
            <text:p>Erro:522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(1/[.C2])*([.J2]-([.D2]*[.D10])-([.E2]*[.E10])-([.F2]*[.F10])-([.G2]*[.G10])-([.H2]*[.H10]))" office:value-type="float" office:value="4.45213333333333" calcext:value-type="float">
            <text:p>4,45213333333333</text:p>
          </table:table-cell>
          <table:table-cell table:formula="of:=(1/[.C3])*([.J3]-([.C3]*[.C11])-([.E3]*[.E10])-([.F3]*[.F10])-([.G3]*[.G10])-([.H3]*[.H10]))" office:value-type="float" office:value="-12.6293" calcext:value-type="float">
            <text:p>-12,6293</text:p>
          </table:table-cell>
          <table:table-cell table:formula="of:=(1/[.D4])*([.J4]-([.C4]*[.C11])-([.D4]*[.E11])-([.F4]*[.F10])-([.G4]*[.G10])-([.H4]*[.H10]))" office:value-type="string" office:string-value="" calcext:value-type="error">
            <text:p>Erro:522</text:p>
          </table:table-cell>
          <table:table-cell table:number-columns-repeated="3"/>
          <table:table-cell table:formula="of:=TRUNC(MAX(ABS([.C12]);ABS([.D12]);ABS([.E12]);ABS([.F12]);ABS([.G12]);ABS([.H12]));[.$L$2])" office:value-type="float" office:value="0" calcext:value-type="float">
            <text:p>0</text:p>
          </table:table-cell>
          <table:table-cell table:formula="of:=ABS([.I11]-[.I10])" office:value-type="string" office:string-value="" calcext:value-type="error">
            <text:p>Erro:522</text:p>
          </table:table-cell>
          <table:table-cell table:number-columns-repeated="2"/>
        </table:table-row>
        <table:table-row table:style-name="ro1">
          <table:table-cell table:number-columns-repeated="8"/>
          <table:table-cell table:formula="of:=TRUNC(MAX(ABS([.C13]);ABS([.D13]);ABS([.E13]);ABS([.F13]);ABS([.G13]);ABS([.H13]));[.$L$2])" office:value-type="float" office:value="0" calcext:value-type="float">
            <text:p>0</text:p>
          </table:table-cell>
          <table:table-cell table:formula="of:=ABS([.I12]-[.I1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8"/>
          <table:table-cell table:formula="of:=TRUNC(MAX(ABS([.C14]);ABS([.D14]);ABS([.E14]);ABS([.F14]);ABS([.G14]);ABS([.H14]));[.$L$2])" office:value-type="float" office:value="0" calcext:value-type="float">
            <text:p>0</text:p>
          </table:table-cell>
          <table:table-cell table:formula="of:=ABS([.I13]-[.I1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8"/>
          <table:table-cell table:formula="of:=TRUNC(MAX(ABS([.C15]);ABS([.D15]);ABS([.E15]);ABS([.F15]);ABS([.G15]);ABS([.H15]));[.$L$2])" office:value-type="float" office:value="0" calcext:value-type="float">
            <text:p>0</text:p>
          </table:table-cell>
          <table:table-cell table:formula="of:=ABS([.I14]-[.I1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8"/>
          <table:table-cell table:formula="of:=TRUNC(MAX(ABS([.C16]);ABS([.D16]);ABS([.E16]);ABS([.F16]);ABS([.G16]);ABS([.H16]));[.$L$2])" office:value-type="float" office:value="0" calcext:value-type="float">
            <text:p>0</text:p>
          </table:table-cell>
          <table:table-cell table:formula="of:=ABS([.I15]-[.I1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8"/>
          <table:table-cell table:formula="of:=TRUNC(MAX(ABS([.C17]);ABS([.D17]);ABS([.E17]);ABS([.F17]);ABS([.G17]);ABS([.H17]));[.$L$2])" office:value-type="float" office:value="0" calcext:value-type="float">
            <text:p>0</text:p>
          </table:table-cell>
          <table:table-cell table:formula="of:=ABS([.I16]-[.I1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8"/>
          <table:table-cell table:formula="of:=TRUNC(MAX(ABS([.C18]);ABS([.D18]);ABS([.E18]);ABS([.F18]);ABS([.G18]);ABS([.H18]));[.$L$2])" office:value-type="float" office:value="0" calcext:value-type="float">
            <text:p>0</text:p>
          </table:table-cell>
          <table:table-cell table:formula="of:=ABS([.I17]-[.I1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8"/>
          <table:table-cell table:formula="of:=TRUNC(MAX(ABS([.C19]);ABS([.D19]);ABS([.E19]);ABS([.F19]);ABS([.G19]);ABS([.H19]));[.$L$2])" office:value-type="float" office:value="0" calcext:value-type="float">
            <text:p>0</text:p>
          </table:table-cell>
          <table:table-cell table:formula="of:=ABS([.I18]-[.I1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8"/>
          <table:table-cell table:formula="of:=TRUNC(MAX(ABS([.C20]);ABS([.D20]);ABS([.E20]);ABS([.F20]);ABS([.G20]);ABS([.H20]));[.$L$2])" office:value-type="float" office:value="0" calcext:value-type="float">
            <text:p>0</text:p>
          </table:table-cell>
          <table:table-cell table:formula="of:=ABS([.I19]-[.I1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8"/>
          <table:table-cell table:formula="of:=TRUNC(MAX(ABS([.C21]);ABS([.D21]);ABS([.E21]);ABS([.F21]);ABS([.G21]);ABS([.H21]));[.$L$2])" office:value-type="float" office:value="0" calcext:value-type="float">
            <text:p>0</text:p>
          </table:table-cell>
          <table:table-cell table:formula="of:=ABS([.I20]-[.I1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8"/>
          <table:table-cell table:formula="of:=TRUNC(MAX(ABS([.C22]);ABS([.D22]);ABS([.E22]);ABS([.F22]);ABS([.G22]);ABS([.H22]));[.$L$2])" office:value-type="float" office:value="0" calcext:value-type="float">
            <text:p>0</text:p>
          </table:table-cell>
          <table:table-cell table:formula="of:=ABS([.I21]-[.I2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8"/>
          <table:table-cell table:formula="of:=TRUNC(MAX(ABS([.C23]);ABS([.D23]);ABS([.E23]);ABS([.F23]);ABS([.G23]);ABS([.H23]));[.$L$2])" office:value-type="float" office:value="0" calcext:value-type="float">
            <text:p>0</text:p>
          </table:table-cell>
          <table:table-cell table:formula="of:=ABS([.I22]-[.I21])" office:value-type="float" office:value="0" calcext:value-type="float">
            <text:p>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30T08:55:14.200956809</meta:creation-date>
    <dc:date>2024-09-30T10:21:21.739429536</dc:date>
    <meta:editing-duration>PT1H25M</meta:editing-duration>
    <meta:editing-cycles>5</meta:editing-cycles>
    <meta:generator>LibreOffice/7.4.7.2$Linux_X86_64 LibreOffice_project/40$Build-2</meta:generator>
    <meta:document-statistic meta:table-count="1" meta:cell-count="115" meta:object-count="0"/>
  </office:meta>
</office:document-meta>
</file>